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AABC5BA8E4E2091C46.png" manifest:media-type="image/png"/>
  <manifest:file-entry manifest:full-path="Pictures/1000000100000361000001B2545E4A2EE63B413A.png" manifest:media-type="image/png"/>
  <manifest:file-entry manifest:full-path="Pictures/1000000100000348000001B5579E261658223499.png" manifest:media-type="image/png"/>
  <manifest:file-entry manifest:full-path="Pictures/1000000100000337000001D724754EE7271F9934.png" manifest:media-type="image/png"/>
  <manifest:file-entry manifest:full-path="Pictures/100000010000035D00000166238603F4378A515B.png" manifest:media-type="image/png"/>
  <manifest:file-entry manifest:full-path="Pictures/100000010000034D000001D71B33808E1F5067AC.png" manifest:media-type="image/png"/>
  <manifest:file-entry manifest:full-path="Pictures/1000000100000358000001BCBC7E895DFDD9BFA5.png" manifest:media-type="image/png"/>
  <manifest:file-entry manifest:full-path="Pictures/1000000100000350000001AAEC9FDDCEF60B78B6.png" manifest:media-type="image/png"/>
  <manifest:file-entry manifest:full-path="Pictures/100000010000034000000197BBFB27D4EC11CAE4.png" manifest:media-type="image/png"/>
  <manifest:file-entry manifest:full-path="Pictures/1000000100000343000001B0F4C383C6656C3B7F.png" manifest:media-type="image/png"/>
  <manifest:file-entry manifest:full-path="Pictures/10000001000001AB000001E4F9175CAE0D51AB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80f3f"/>
    </style:style>
    <style:style style:name="P2" style:family="paragraph" style:parent-style-name="Preformatted_20_Text">
      <style:paragraph-properties fo:break-before="page"/>
      <style:text-properties officeooo:paragraph-rsid="00280f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2" draw:name="Imagen1" text:anchor-type="char" svg:width="6.9252in" svg:height="3.4744in" draw:z-index="0"><draw:image xlink:href="Pictures/1000000100000361000001B2545E4A2EE63B413A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draw:frame draw:style-name="fr2" draw:name="Imagen2" text:anchor-type="char" svg:width="6.9252in" svg:height="3.6016in" draw:z-index="1"><draw:image xlink:href="Pictures/1000000100000348000001B5579E261658223499.png" xlink:type="simple" xlink:show="embed" xlink:actuate="onLoad" draw:mime-type="image/png"/></draw:frame><text:s text:c="2"/></text:p>
      <text:p text:style-name="Preformatted_20_Text"/>
      <text:p text:style-name="Preformatted_20_Text"><draw:frame draw:style-name="fr3" draw:name="Imagen3" text:anchor-type="char" svg:width="6.9252in" svg:height="3.9626in" draw:z-index="2"><draw:image xlink:href="Pictures/1000000100000337000001D724754EE7271F9934.png" xlink:type="simple" xlink:show="embed" xlink:actuate="onLoad" draw:mime-type="image/png"/></draw:frame><text:soft-page-break/><text:s/></text:p>
      <text:p text:style-name="Preformatted_20_Text"/>
      <text:p text:style-name="Preformatted_20_Text"/>
      <text:p text:style-name="Preformatted_20_Text"><draw:frame draw:style-name="fr2" draw:name="Imagen4" text:anchor-type="char" svg:width="6.9252in" svg:height="3.5917in" draw:z-index="3"><draw:image xlink:href="Pictures/1000000100000358000001BCBC7E895DFDD9BFA5.png" xlink:type="simple" xlink:show="embed" xlink:actuate="onLoad" draw:mime-type="image/png"/></draw:frame><text:s/></text:p>
      <text:p text:style-name="Preformatted_20_Text"/>
      <text:p text:style-name="Preformatted_20_Text"><draw:frame draw:style-name="fr3" draw:name="Imagen5" text:anchor-type="char" svg:width="6.9252in" svg:height="3.4783in" draw:z-index="4"><draw:image xlink:href="Pictures/1000000100000350000001AAEC9FDDCEF60B78B6.png" xlink:type="simple" xlink:show="embed" xlink:actuate="onLoad" draw:mime-type="image/png"/></draw:frame><text:soft-page-break/><text:s/></text:p>
      <text:p text:style-name="Preformatted_20_Text"/>
      <text:p text:style-name="Preformatted_20_Text"><draw:frame draw:style-name="fr2" draw:name="Imagen6" text:anchor-type="char" svg:width="6.9252in" svg:height="3.8598in" draw:z-index="5"><draw:image xlink:href="Pictures/100000010000034D000001D71B33808E1F5067AC.png" xlink:type="simple" xlink:show="embed" xlink:actuate="onLoad" draw:mime-type="image/png"/></draw:frame><text:s/></text:p>
      <text:p text:style-name="Preformatted_20_Text"/>
      <text:p text:style-name="Preformatted_20_Text"><draw:frame draw:style-name="fr4" draw:name="Imagen7" text:anchor-type="char" svg:width="6.5736in" svg:height="4.4374in" draw:z-index="6"><draw:image xlink:href="Pictures/1000000100000277000001AABC5BA8E4E2091C46.png" xlink:type="simple" xlink:show="embed" xlink:actuate="onLoad" draw:mime-type="image/png"/></draw:frame><text:soft-page-break/><text:s/></text:p>
      <text:p text:style-name="Preformatted_20_Text"/>
      <text:p text:style-name="Preformatted_20_Text"><draw:frame draw:style-name="fr2" draw:name="Imagen8" text:anchor-type="char" svg:width="6.9252in" svg:height="2.8791in" draw:z-index="7"><draw:image xlink:href="Pictures/100000010000035D00000166238603F4378A515B.png" xlink:type="simple" xlink:show="embed" xlink:actuate="onLoad" draw:mime-type="image/png"/></draw:frame><text:s/></text:p>
      <text:p text:style-name="Preformatted_20_Text"/>
      <text:p text:style-name="Preformatted_20_Text"><draw:frame draw:style-name="fr3" draw:name="Imagen9" text:anchor-type="char" svg:width="6.9252in" svg:height="3.3874in" draw:z-index="8"><draw:image xlink:href="Pictures/100000010000034000000197BBFB27D4EC11CAE4.png" xlink:type="simple" xlink:show="embed" xlink:actuate="onLoad" draw:mime-type="image/png"/></draw:frame><text:soft-page-break/><text:s/></text:p>
      <text:p text:style-name="Preformatted_20_Text"/>
      <text:p text:style-name="P1"><draw:frame draw:style-name="fr2" draw:name="Imagen10" text:anchor-type="char" svg:width="6.9252in" svg:height="3.5827in" draw:z-index="9"><draw:image xlink:href="Pictures/1000000100000343000001B0F4C383C6656C3B7F.png" xlink:type="simple" xlink:show="embed" xlink:actuate="onLoad" draw:mime-type="image/png"/></draw:frame><text:s/></text:p>
      <text:p text:style-name="P1"/>
      <text:p text:style-name="P1"/>
      <text:p text:style-name="P2"/>
      <text:p text:style-name="P1"><draw:frame draw:style-name="fr1" draw:name="Imagen11" text:anchor-type="char" svg:width="4.4484in" svg:height="5.0425in" draw:z-index="10"><draw:image xlink:href="Pictures/10000001000001AB000001E4F9175CAE0D51ABF3.png" xlink:type="simple" xlink:show="embed" xlink:actuate="onLoad" draw:mime-type="image/png"/></draw:frame><text:s/></text:p>
      <text:p text:style-name="P1"/>
      <text:p text:style-name="P1"/>
      <text:p text:style-name="P1"><text:s text:c="2"/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6T11:55:11.075000000</dc:date>
    <meta:editing-duration>PT26M51S</meta:editing-duration>
    <meta:editing-cycles>7</meta:editing-cycles>
    <meta:document-statistic meta:table-count="0" meta:image-count="11" meta:object-count="0" meta:page-count="6" meta:paragraph-count="13" meta:word-count="0" meta:character-count="15" meta:non-whitespace-character-count="0"/>
  </office:meta>
</office:document-meta>
</file>